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7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7.75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29cm"/>
    </style:style>
    <style:style style:name="pr9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draw:frame presentation:style-name="pr2" draw:layer="layout" svg:width="26cm" svg:height="8cm" svg:x="1cm" svg:y="6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steht aus einem „Subject“ und mehreren „Observern“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Anwendungsbeispiel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none" draw:auto-grow-height="false" fo:min-height="1.449cm"/>
    </style:style>
    <style:style style:name="Mpr14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11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13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13" draw:text-style-name="MP9" draw:layer="backgroundobjects" svg:width="8cm" svg:height="1cm" svg:x="0.5cm" svg:y="20cm">
        <draw:text-box>
          <text:p text:style-name="MP8"><text:span text:style-name="MT2"><presentation:date-time/></text:span></text:p>
        </draw:text-box>
      </draw:frame>
      <draw:frame presentation:style-name="Mpr14" draw:text-style-name="MP12" draw:layer="backgroundobjects" svg:width="2cm" svg:height="2cm" svg:x="25.5cm" svg:y="19cm">
        <draw:text-box>
          <text:p text:style-name="MP10"><text:page-number>&lt;number&gt;</text:page-number></text:p>
        </draw:text-box>
      </draw:frame>
      <draw:custom-shape presentation:style-name="Mpr15" draw:text-style-name="MP11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8M17S</meta:editing-duration>
    <meta:editing-cycles>5</meta:editing-cycles>
    <meta:generator>LibreOffice/5.0.3.2$Windows_x86 LibreOffice_project/e5f16313668ac592c1bfb310f4390624e3dbfb75</meta:generator>
    <dc:date>2016-11-23T16:12:19.651000000</dc:date>
    <meta:document-statistic meta:object-count="65"/>
  </office:meta>
</office:document-meta>
</file>